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 style:master-page-name="Standard">
      <style:table-properties style:width="7.4806in" style:page-number="auto" table:align="margins" style:writing-mode="lr-tb"/>
    </style:style>
    <style:style style:name="Table3.A" style:family="table-column">
      <style:table-column-properties style:column-width="1.6875in" style:rel-column-width="14783*"/>
    </style:style>
    <style:style style:name="Table3.B" style:family="table-column">
      <style:table-column-properties style:column-width="2.3125in" style:rel-column-width="20259*"/>
    </style:style>
    <style:style style:name="Table3.C" style:family="table-column">
      <style:table-column-properties style:column-width="0.625in" style:rel-column-width="5475*"/>
    </style:style>
    <style:style style:name="Table3.D" style:family="table-column">
      <style:table-column-properties style:column-width="2.8556in" style:rel-column-width="25018*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none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3" style:family="table-row">
      <style:table-row-properties style:min-row-height="0.2139in"/>
    </style:style>
    <style:style style:name="Table3.B3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4806in" table:align="margins" style:writing-mode="lr-tb"/>
    </style:style>
    <style:style style:name="Table2.A" style:family="table-column">
      <style:table-column-properties style:column-width="0.4688in" style:rel-column-width="4106*"/>
    </style:style>
    <style:style style:name="Table2.B" style:family="table-column">
      <style:table-column-properties style:column-width="2.5938in" style:rel-column-width="22723*"/>
    </style:style>
    <style:style style:name="Table2.C" style:family="table-column">
      <style:table-column-properties style:column-width="1.0625in" style:rel-column-width="9308*"/>
    </style:style>
    <style:style style:name="Table2.D" style:family="table-column">
      <style:table-column-properties style:column-width="0.8618in" style:rel-column-width="7550*"/>
    </style:style>
    <style:style style:name="Table2.E" style:family="table-column">
      <style:table-column-properties style:column-width="1.2472in" style:rel-column-width="10926*"/>
    </style:style>
    <style:style style:name="Table2.F" style:family="table-column">
      <style:table-column-properties style:column-width="1.2465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563in"/>
    </style:style>
    <style:style style:name="Table2.A3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officeooo:rsid="001cf09a" officeooo:paragraph-rsid="001cf09a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officeooo:rsid="001eb7cf" officeooo:paragraph-rsid="001eb7cf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officeooo:rsid="002052e1" officeooo:paragraph-rsid="002052e1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fo:padding="0.0291in" fo:border-left="none" fo:border-right="none" fo:border-top="none" fo:border-bottom="0.99pt solid #000000" style:writing-mode="lr-tb" style:join-border="false"/>
      <style:text-properties officeooo:rsid="001eb7cf" officeooo:paragraph-rsid="001eb7cf"/>
    </style:style>
    <style:style style:name="P5" style:family="paragraph" style:parent-style-name="Table_20_Contents">
      <style:paragraph-properties fo:text-align="end" style:justify-single-word="false"/>
      <style:text-properties fo:font-weight="bold" officeooo:rsid="001eb7cf" officeooo:paragraph-rsid="001eb7cf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eb7cf" officeooo:paragraph-rsid="001eb7c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8fd4" officeooo:paragraph-rsid="00208fd4" style:font-weight-asian="bold" style:font-weight-complex="bold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officeooo:rsid="002052e1" officeooo:paragraph-rsid="002052e1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officeooo:rsid="00208fd4" officeooo:paragraph-rsid="00208fd4"/>
    </style:style>
    <style:style style:name="P1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fo:padding="0.0291in" fo:border-left="none" fo:border-right="none" fo:border-top="none" fo:border-bottom="0.99pt solid #000000" style:writing-mode="lr-tb" style:join-border="false"/>
      <style:text-properties fo:font-size="14pt" fo:font-weight="bold" officeooo:rsid="001eb7cf" officeooo:paragraph-rsid="001eb7c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weight="bold" officeooo:rsid="001eb7cf" officeooo:paragraph-rsid="001eb7cf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1eb7cf" officeooo:paragraph-rsid="001eb7cf" style:font-weight-asian="bold" style:font-weight-complex="bold"/>
    </style:style>
    <style:style style:name="T1" style:family="text">
      <style:text-properties officeooo:rsid="00208fd4"/>
    </style:style>
    <style:style style:name="T2" style:family="text">
      <style:text-properties officeooo:rsid="0020b88d"/>
    </style:style>
    <style:style style:name="T3" style:family="text">
      <style:text-properties officeooo:rsid="0022f6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2" office:value-type="string">
            <text:p text:style-name="P8"/>
          </table:table-cell>
          <table:covered-table-cell/>
          <table:table-cell table:style-name="Table3.C1" office:value-type="string">
            <text:p text:style-name="P9">БИК</text:p>
          </table:table-cell>
          <table:table-cell table:style-name="Table3.D1" table:number-rows-spanned="2" office:value-type="string">
            <text:p text:style-name="Table_20_Contents"/>
          </table:table-cell>
        </table:table-row>
        <table:table-row>
          <table:table-cell table:style-name="Table3.A2" table:number-columns-spanned="2" office:value-type="string">
            <text:p text:style-name="P9">Банк получателя</text:p>
          </table:table-cell>
          <table:covered-table-cell/>
          <table:table-cell table:style-name="Table3.C2" office:value-type="string">
            <text:p text:style-name="P9">Сч.№</text:p>
          </table:table-cell>
          <table:covered-table-cell/>
        </table:table-row>
        <table:table-row table:style-name="Table3.3">
          <table:table-cell table:style-name="Table3.C1" office:value-type="string">
            <text:p text:style-name="P9">ИНН</text:p>
          </table:table-cell>
          <table:table-cell table:style-name="Table3.B3" office:value-type="string">
            <text:p text:style-name="P9">КПП</text:p>
          </table:table-cell>
          <table:table-cell table:style-name="Table3.C2" office:value-type="string">
            <text:p text:style-name="P9">Сч.№</text:p>
          </table:table-cell>
          <table:table-cell table:style-name="Table3.D3" table:number-rows-spanned="3" office:value-type="string">
            <text:p text:style-name="Table_20_Contents"/>
          </table:table-cell>
        </table:table-row>
        <table:table-row>
          <table:table-cell table:style-name="Table3.A2" table:number-columns-spanned="2" office:value-type="string">
            <text:p text:style-name="P8"/>
          </table:table-cell>
          <table:covered-table-cell/>
          <table:table-cell table:style-name="Table3.C2" table:number-rows-spanned="2" office:value-type="string">
            <text:p text:style-name="P8"/>
          </table:table-cell>
          <table:covered-table-cell/>
        </table:table-row>
        <table:table-row>
          <table:table-cell table:style-name="Table3.D3" table:number-columns-spanned="2" office:value-type="string">
            <text:p text:style-name="P9">Получатель</text:p>
          </table:table-cell>
          <table:covered-table-cell/>
          <table:covered-table-cell/>
          <table:covered-table-cell/>
        </table:table-row>
      </table:table>
      <text:p text:style-name="P1"/>
      <text:p text:style-name="P11">Cчёт на оплату № <text:s text:c="21"/>от <text:s text:c="23"/>20 <text:s text:c="8"/>г.</text:p>
      <text:p text:style-name="P2">Платальщик<text:line-break/>(Исполнитель):</text:p>
      <text:p text:style-name="P2">Получатель<text:line-break/>(Заказчик):</text:p>
      <text:p text:style-name="P2">Основание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№</text:p>
          </table:table-cell>
          <table:table-cell table:style-name="Table2.A1" office:value-type="string">
            <text:p text:style-name="P6">Товары(работы,услуги)</text:p>
          </table:table-cell>
          <table:table-cell table:style-name="Table2.A1" office:value-type="string">
            <text:p text:style-name="P6">Кол-во</text:p>
          </table:table-cell>
          <table:table-cell table:style-name="Table2.A1" office:value-type="string">
            <text:p text:style-name="P6">Ед.</text:p>
          </table:table-cell>
          <table:table-cell table:style-name="Table2.A1" office:value-type="string">
            <text:p text:style-name="P6">Цена</text:p>
          </table:table-cell>
          <table:table-cell table:style-name="Table2.F1" office:value-type="string">
            <text:p text:style-name="P6">Сумма</text:p>
          </table:table-cell>
        </table:table-row>
        <table:table-row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В<text:span text:style-name="T2">е</text:span>рификация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шт.</text:p>
          </table:table-cell>
          <table:table-cell table:style-name="Table2.A2" office:value-type="string">
            <text:p text:style-name="P10">0,01</text:p>
          </table:table-cell>
          <table:table-cell table:style-name="Table2.F2" office:value-type="string">
            <text:p text:style-name="P10">0,01</text:p>
          </table:table-cell>
        </table:table-row>
        <table:table-row table:style-name="Table2.3"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table:number-columns-spanned="2" office:value-type="string">
            <text:p text:style-name="P5">Итого:</text:p>
          </table:table-cell>
          <table:covered-table-cell/>
          <table:table-cell table:style-name="Table2.A3" office:value-type="string">
            <text:p text:style-name="P7">0,01</text:p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table:number-columns-spanned="2" office:value-type="string">
            <text:p text:style-name="P5"><text:span text:style-name="T3">Без налога (НДС)</text:span></text:p>
          </table:table-cell>
          <table:covered-table-cell/>
          <table:table-cell table:style-name="Table2.A3" office:value-type="string">
            <text:p text:style-name="P7">-</text:p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table:number-columns-spanned="2" office:value-type="string">
            <text:p text:style-name="P5">Всего к оплате:</text:p>
          </table:table-cell>
          <table:covered-table-cell/>
          <table:table-cell table:style-name="Table2.A3" office:value-type="string">
            <text:p text:style-name="P7">0,01</text:p>
          </table:table-cell>
        </table:table-row>
      </table:table>
      <text:p text:style-name="P2"/>
      <text:p text:style-name="P2">Всего наименований 1, <text:span text:style-name="T3">на сумму 0,01 руб</text:span></text:p>
      <text:p text:style-name="P12"><text:span text:style-name="T3">Ноль рублей</text:span> <text:span text:style-name="T3">01</text:span> копейка</text:p>
      <text:p text:style-name="P4">Внимание!<text:line-break/>Оплата данного счета означает согласие с условиями поставки товара.<text:line-break/>Уведомление об оплате обязательно, в противном случае не гарантируется наличие товара на складе.<text:line-break/>Товар отпускается по факту прихода денег на р/с Поставщика, самовывозом, при наличии доверенности и паспорта.</text:p>
      <text:p text:style-name="P3">Ру<text:span text:style-name="T1">ководитель _______________________________<text:tab/>Бухгалтер 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6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06:58:00</meta:creation-date>
    <meta:initial-creator>Наталья Кущенко</meta:initial-creator>
    <dc:language>en-US</dc:language>
    <dc:date>2018-06-05T10:14:40.284019549</dc:date>
    <meta:editing-cycles>7</meta:editing-cycles>
    <meta:editing-duration>PT45M15S</meta:editing-duration>
    <meta:generator>LibreOffice/5.1.6.2$Linux_X86_64 LibreOffice_project/10m0$Build-2</meta:generator>
    <meta:document-statistic meta:table-count="2" meta:image-count="0" meta:object-count="0" meta:page-count="1" meta:paragraph-count="32" meta:word-count="94" meta:character-count="719" meta:non-whitespace-character-count="605"/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